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262007064977" calcext:value-type="float">
            <text:p>2.15262</text:p>
          </table:table-cell>
          <table:table-cell office:value-type="float" office:value="2.40121440621356" calcext:value-type="float">
            <text:p>2.40121</text:p>
          </table:table-cell>
          <table:table-cell office:value-type="float" office:value="3.19004109914745" calcext:value-type="float">
            <text:p>3.19004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019575874914" calcext:value-type="float">
            <text:p>2.1502</text:p>
          </table:table-cell>
          <table:table-cell office:value-type="float" office:value="2.37429681396692" calcext:value-type="float">
            <text:p>2.3743</text:p>
          </table:table-cell>
          <table:table-cell office:value-type="float" office:value="3.19026391766584" calcext:value-type="float">
            <text:p>3.19026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27893943056" calcext:value-type="float">
            <text:p>2.23128</text:p>
          </table:table-cell>
          <table:table-cell office:value-type="float" office:value="2.36881983521539" calcext:value-type="float">
            <text:p>2.36882</text:p>
          </table:table-cell>
          <table:table-cell office:value-type="float" office:value="3.31689546821133" calcext:value-type="float">
            <text:p>3.316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83036995261" calcext:value-type="float">
            <text:p>2.25183</text:p>
          </table:table-cell>
          <table:table-cell office:value-type="float" office:value="2.36435795773384" calcext:value-type="float">
            <text:p>2.36436</text:p>
          </table:table-cell>
          <table:table-cell office:value-type="float" office:value="3.27541384852198" calcext:value-type="float">
            <text:p>3.2754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642564595951" calcext:value-type="float">
            <text:p>2.32643</text:p>
          </table:table-cell>
          <table:table-cell office:value-type="float" office:value="2.15032789270764" calcext:value-type="float">
            <text:p>2.15033</text:p>
          </table:table-cell>
          <table:table-cell office:value-type="float" office:value="2.75666781102055" calcext:value-type="float">
            <text:p>2.7566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97197191679" calcext:value-type="float">
            <text:p>2.22097</text:p>
          </table:table-cell>
          <table:table-cell office:value-type="float" office:value="2.32148721710775" calcext:value-type="float">
            <text:p>2.32149</text:p>
          </table:table-cell>
          <table:table-cell office:value-type="float" office:value="3.1964936414175" calcext:value-type="float">
            <text:p>3.1964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37146150944" calcext:value-type="float">
            <text:p>2.31737</text:p>
          </table:table-cell>
          <table:table-cell office:value-type="float" office:value="2.12888781517413" calcext:value-type="float">
            <text:p>2.12889</text:p>
          </table:table-cell>
          <table:table-cell office:value-type="float" office:value="2.75802781203775" calcext:value-type="float">
            <text:p>2.7580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50020838543" calcext:value-type="float">
            <text:p>2.315</text:p>
          </table:table-cell>
          <table:table-cell office:value-type="float" office:value="2.13352208108524" calcext:value-type="float">
            <text:p>2.13352</text:p>
          </table:table-cell>
          <table:table-cell office:value-type="float" office:value="2.77949656905752" calcext:value-type="float">
            <text:p>2.779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44910095001" calcext:value-type="float">
            <text:p>2.23545</text:p>
          </table:table-cell>
          <table:table-cell office:value-type="float" office:value="2.30948581492617" calcext:value-type="float">
            <text:p>2.30949</text:p>
          </table:table-cell>
          <table:table-cell office:value-type="float" office:value="3.20535011428063" calcext:value-type="float">
            <text:p>3.2053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749890862546" calcext:value-type="float">
            <text:p>2.3075</text:p>
          </table:table-cell>
          <table:table-cell office:value-type="float" office:value="2.12575222901771" calcext:value-type="float">
            <text:p>2.12575</text:p>
          </table:table-cell>
          <table:table-cell office:value-type="float" office:value="2.74633641461213" calcext:value-type="float">
            <text:p>2.7463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633586214632" calcext:value-type="float">
            <text:p>2.30634</text:p>
          </table:table-cell>
          <table:table-cell office:value-type="float" office:value="2.07578561458959" calcext:value-type="float">
            <text:p>2.07579</text:p>
          </table:table-cell>
          <table:table-cell office:value-type="float" office:value="2.61701287692589" calcext:value-type="float">
            <text:p>2.61701</text:p>
          </table:table-cell>
          <table:table-cell office:value-type="float" office:value="35214150" calcext:value-type="float">
            <text:p>35214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483874205089" calcext:value-type="float">
            <text:p>2.30484</text:p>
          </table:table-cell>
          <table:table-cell office:value-type="float" office:value="2.17544395584824" calcext:value-type="float">
            <text:p>2.17544</text:p>
          </table:table-cell>
          <table:table-cell office:value-type="float" office:value="2.97829168486534" calcext:value-type="float">
            <text:p>2.9782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618150389426" calcext:value-type="float">
            <text:p>2.29618</text:p>
          </table:table-cell>
          <table:table-cell office:value-type="float" office:value="2.1226643637773" calcext:value-type="float">
            <text:p>2.12266</text:p>
          </table:table-cell>
          <table:table-cell office:value-type="float" office:value="2.65109698445974" calcext:value-type="float">
            <text:p>2.651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36152399682" calcext:value-type="float">
            <text:p>2.29536</text:p>
          </table:table-cell>
          <table:table-cell office:value-type="float" office:value="2.1564420483652" calcext:value-type="float">
            <text:p>2.15644</text:p>
          </table:table-cell>
          <table:table-cell office:value-type="float" office:value="2.9172154055463" calcext:value-type="float">
            <text:p>2.9172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428311959465" calcext:value-type="float">
            <text:p>2.29428</text:p>
          </table:table-cell>
          <table:table-cell office:value-type="float" office:value="2.19779400739527" calcext:value-type="float">
            <text:p>2.19779</text:p>
          </table:table-cell>
          <table:table-cell office:value-type="float" office:value="2.83677040985207" calcext:value-type="float">
            <text:p>2.83677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36484284117" calcext:value-type="float">
            <text:p>2.29365</text:p>
          </table:table-cell>
          <table:table-cell office:value-type="float" office:value="2.17598546367403" calcext:value-type="float">
            <text:p>2.17599</text:p>
          </table:table-cell>
          <table:table-cell office:value-type="float" office:value="2.96989861039848" calcext:value-type="float">
            <text:p>2.969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328360338672" calcext:value-type="float">
            <text:p>2.29328</text:p>
          </table:table-cell>
          <table:table-cell office:value-type="float" office:value="2.15503449308655" calcext:value-type="float">
            <text:p>2.15503</text:p>
          </table:table-cell>
          <table:table-cell office:value-type="float" office:value="2.92732674694097" calcext:value-type="float">
            <text:p>2.9273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017507184305" calcext:value-type="float">
            <text:p>2.29018</text:p>
          </table:table-cell>
          <table:table-cell office:value-type="float" office:value="2.19357983040933" calcext:value-type="float">
            <text:p>2.19358</text:p>
          </table:table-cell>
          <table:table-cell office:value-type="float" office:value="2.89923085094179" calcext:value-type="float">
            <text:p>2.89923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928053069576" calcext:value-type="float">
            <text:p>2.28928</text:p>
          </table:table-cell>
          <table:table-cell office:value-type="float" office:value="2.09245115954808" calcext:value-type="float">
            <text:p>2.09245</text:p>
          </table:table-cell>
          <table:table-cell office:value-type="float" office:value="2.62643386252401" calcext:value-type="float">
            <text:p>2.62643</text:p>
          </table:table-cell>
          <table:table-cell office:value-type="float" office:value="35214150" calcext:value-type="float">
            <text:p>35214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822023286514" calcext:value-type="float">
            <text:p>2.28822</text:p>
          </table:table-cell>
          <table:table-cell office:value-type="float" office:value="2.15525471835599" calcext:value-type="float">
            <text:p>2.15525</text:p>
          </table:table-cell>
          <table:table-cell office:value-type="float" office:value="2.7267752465119" calcext:value-type="float">
            <text:p>2.7267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730837486704" calcext:value-type="float">
            <text:p>2.28731</text:p>
          </table:table-cell>
          <table:table-cell office:value-type="float" office:value="2.20442842109587" calcext:value-type="float">
            <text:p>2.20443</text:p>
          </table:table-cell>
          <table:table-cell office:value-type="float" office:value="2.90868260598" calcext:value-type="float">
            <text:p>2.90868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362597568669" calcext:value-type="float">
            <text:p>2.28363</text:p>
          </table:table-cell>
          <table:table-cell office:value-type="float" office:value="2.12941960964045" calcext:value-type="float">
            <text:p>2.12942</text:p>
          </table:table-cell>
          <table:table-cell office:value-type="float" office:value="2.64553847720734" calcext:value-type="float">
            <text:p>2.6455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47495405095" calcext:value-type="float">
            <text:p>2.28147</text:p>
          </table:table-cell>
          <table:table-cell office:value-type="float" office:value="2.15040750692242" calcext:value-type="float">
            <text:p>2.15041</text:p>
          </table:table-cell>
          <table:table-cell office:value-type="float" office:value="2.73088379239941" calcext:value-type="float">
            <text:p>2.7308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81641671547" calcext:value-type="float">
            <text:p>2.26882</text:p>
          </table:table-cell>
          <table:table-cell office:value-type="float" office:value="2.1781566700333" calcext:value-type="float">
            <text:p>2.17816</text:p>
          </table:table-cell>
          <table:table-cell office:value-type="float" office:value="2.86115478302199" calcext:value-type="float">
            <text:p>2.86115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27672870611" calcext:value-type="float">
            <text:p>2.26628</text:p>
          </table:table-cell>
          <table:table-cell office:value-type="float" office:value="2.19510626445655" calcext:value-type="float">
            <text:p>2.19511</text:p>
          </table:table-cell>
          <table:table-cell office:value-type="float" office:value="2.96860284012826" calcext:value-type="float">
            <text:p>2.968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347277979116" calcext:value-type="float">
            <text:p>2.26347</text:p>
          </table:table-cell>
          <table:table-cell office:value-type="float" office:value="2.17215857684832" calcext:value-type="float">
            <text:p>2.17216</text:p>
          </table:table-cell>
          <table:table-cell office:value-type="float" office:value="2.85570796873276" calcext:value-type="float">
            <text:p>2.8557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28235007879" calcext:value-type="float">
            <text:p>2.26282</text:p>
          </table:table-cell>
          <table:table-cell office:value-type="float" office:value="2.18884773487915" calcext:value-type="float">
            <text:p>2.18885</text:p>
          </table:table-cell>
          <table:table-cell office:value-type="float" office:value="2.82405676311077" calcext:value-type="float">
            <text:p>2.8240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273961145654" calcext:value-type="float">
            <text:p>2.26274</text:p>
          </table:table-cell>
          <table:table-cell office:value-type="float" office:value="2.25023625962988" calcext:value-type="float">
            <text:p>2.25024</text:p>
          </table:table-cell>
          <table:table-cell office:value-type="float" office:value="2.88104195540411" calcext:value-type="float">
            <text:p>2.8810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60660095123" calcext:value-type="float">
            <text:p>2.25861</text:p>
          </table:table-cell>
          <table:table-cell office:value-type="float" office:value="2.19816918613529" calcext:value-type="float">
            <text:p>2.19817</text:p>
          </table:table-cell>
          <table:table-cell office:value-type="float" office:value="2.96673520978606" calcext:value-type="float">
            <text:p>2.9667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507529424729" calcext:value-type="float">
            <text:p>2.25508</text:p>
          </table:table-cell>
          <table:table-cell office:value-type="float" office:value="2.25282877216479" calcext:value-type="float">
            <text:p>2.25283</text:p>
          </table:table-cell>
          <table:table-cell office:value-type="float" office:value="2.87510962486384" calcext:value-type="float">
            <text:p>2.8751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56776623534" calcext:value-type="float">
            <text:p>2.25457</text:p>
          </table:table-cell>
          <table:table-cell office:value-type="float" office:value="2.24779189147569" calcext:value-type="float">
            <text:p>2.24779</text:p>
          </table:table-cell>
          <table:table-cell office:value-type="float" office:value="3.02230235524983" calcext:value-type="float">
            <text:p>3.022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9202639643" calcext:value-type="float">
            <text:p>2.25292</text:p>
          </table:table-cell>
          <table:table-cell office:value-type="float" office:value="2.24064702616332" calcext:value-type="float">
            <text:p>2.24065</text:p>
          </table:table-cell>
          <table:table-cell office:value-type="float" office:value="3.01980071289009" calcext:value-type="float">
            <text:p>3.019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42795726296" calcext:value-type="float">
            <text:p>2.25143</text:p>
          </table:table-cell>
          <table:table-cell office:value-type="float" office:value="2.2090981806354" calcext:value-type="float">
            <text:p>2.2091</text:p>
          </table:table-cell>
          <table:table-cell office:value-type="float" office:value="2.8795954264865" calcext:value-type="float">
            <text:p>2.879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26338714353" calcext:value-type="float">
            <text:p>2.24926</text:p>
          </table:table-cell>
          <table:table-cell office:value-type="float" office:value="2.20619969877601" calcext:value-type="float">
            <text:p>2.2062</text:p>
          </table:table-cell>
          <table:table-cell office:value-type="float" office:value="2.888552385397" calcext:value-type="float">
            <text:p>2.8885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66053519029" calcext:value-type="float">
            <text:p>2.24666</text:p>
          </table:table-cell>
          <table:table-cell office:value-type="float" office:value="2.31886415106602" calcext:value-type="float">
            <text:p>2.31886</text:p>
          </table:table-cell>
          <table:table-cell office:value-type="float" office:value="3.0721965237072" calcext:value-type="float">
            <text:p>3.072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83290031547" calcext:value-type="float">
            <text:p>2.23883</text:p>
          </table:table-cell>
          <table:table-cell office:value-type="float" office:value="2.3102671713126" calcext:value-type="float">
            <text:p>2.31027</text:p>
          </table:table-cell>
          <table:table-cell office:value-type="float" office:value="3.03457830559335" calcext:value-type="float">
            <text:p>3.0345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009933662476" calcext:value-type="float">
            <text:p>2.2801</text:p>
          </table:table-cell>
          <table:table-cell office:value-type="float" office:value="2.2334115188635" calcext:value-type="float">
            <text:p>2.23341</text:p>
          </table:table-cell>
          <table:table-cell office:value-type="float" office:value="2.85906380957228" calcext:value-type="float">
            <text:p>2.8590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90823102955" calcext:value-type="float">
            <text:p>2.23291</text:p>
          </table:table-cell>
          <table:table-cell office:value-type="float" office:value="2.33533925208501" calcext:value-type="float">
            <text:p>2.33534</text:p>
          </table:table-cell>
          <table:table-cell office:value-type="float" office:value="3.01367588462682" calcext:value-type="float">
            <text:p>3.01368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660855771025" calcext:value-type="float">
            <text:p>2.28661</text:p>
          </table:table-cell>
          <table:table-cell office:value-type="float" office:value="2.23249189867834" calcext:value-type="float">
            <text:p>2.23249</text:p>
          </table:table-cell>
          <table:table-cell office:value-type="float" office:value="2.85536757096079" calcext:value-type="float">
            <text:p>2.8553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74949525797" calcext:value-type="float">
            <text:p>2.22975</text:p>
          </table:table-cell>
          <table:table-cell office:value-type="float" office:value="2.34080184704478" calcext:value-type="float">
            <text:p>2.3408</text:p>
          </table:table-cell>
          <table:table-cell office:value-type="float" office:value="3.27514124293785" calcext:value-type="float">
            <text:p>3.2751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01926785543" calcext:value-type="float">
            <text:p>2.22602</text:p>
          </table:table-cell>
          <table:table-cell office:value-type="float" office:value="2.33994500149867" calcext:value-type="float">
            <text:p>2.33995</text:p>
          </table:table-cell>
          <table:table-cell office:value-type="float" office:value="3.28583838075363" calcext:value-type="float">
            <text:p>3.2858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2406278407884" calcext:value-type="float">
            <text:p>2.22406</text:p>
          </table:table-cell>
          <table:table-cell office:value-type="float" office:value="2.33834940458491" calcext:value-type="float">
            <text:p>2.33835</text:p>
          </table:table-cell>
          <table:table-cell office:value-type="float" office:value="3.00530274839641" calcext:value-type="float">
            <text:p>3.0053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681309004352" calcext:value-type="float">
            <text:p>2.19681</text:p>
          </table:table-cell>
          <table:table-cell office:value-type="float" office:value="2.36238574411034" calcext:value-type="float">
            <text:p>2.36239</text:p>
          </table:table-cell>
          <table:table-cell office:value-type="float" office:value="3.00525597588022" calcext:value-type="float">
            <text:p>3.0052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658327281581" calcext:value-type="float">
            <text:p>2.19658</text:p>
          </table:table-cell>
          <table:table-cell office:value-type="float" office:value="2.35763272447753" calcext:value-type="float">
            <text:p>2.35763</text:p>
          </table:table-cell>
          <table:table-cell office:value-type="float" office:value="3.32136595475413" calcext:value-type="float">
            <text:p>3.32137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557345836041" calcext:value-type="float">
            <text:p>2.19557</text:p>
          </table:table-cell>
          <table:table-cell office:value-type="float" office:value="2.3565421916827" calcext:value-type="float">
            <text:p>2.35654</text:p>
          </table:table-cell>
          <table:table-cell office:value-type="float" office:value="3.33964470906998" calcext:value-type="float">
            <text:p>3.33964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124357424181" calcext:value-type="float">
            <text:p>2.25124</text:p>
          </table:table-cell>
          <table:table-cell office:value-type="float" office:value="2.19476399171281" calcext:value-type="float">
            <text:p>2.19476</text:p>
          </table:table-cell>
          <table:table-cell office:value-type="float" office:value="2.92965834411659" calcext:value-type="float">
            <text:p>2.9296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20466420288" calcext:value-type="float">
            <text:p>2.1922</text:p>
          </table:table-cell>
          <table:table-cell office:value-type="float" office:value="2.32950806394517" calcext:value-type="float">
            <text:p>2.32951</text:p>
          </table:table-cell>
          <table:table-cell office:value-type="float" office:value="3.07595259334778" calcext:value-type="float">
            <text:p>3.07595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25852620739" calcext:value-type="float">
            <text:p>2.19126</text:p>
          </table:table-cell>
          <table:table-cell office:value-type="float" office:value="2.26921045409923" calcext:value-type="float">
            <text:p>2.26921</text:p>
          </table:table-cell>
          <table:table-cell office:value-type="float" office:value="2.92443580625175" calcext:value-type="float">
            <text:p>2.9244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02323352684" calcext:value-type="float">
            <text:p>2.19023</text:p>
          </table:table-cell>
          <table:table-cell office:value-type="float" office:value="2.36158426729652" calcext:value-type="float">
            <text:p>2.36158</text:p>
          </table:table-cell>
          <table:table-cell office:value-type="float" office:value="3.0216367360266" calcext:value-type="float">
            <text:p>3.0216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52196656567" calcext:value-type="float">
            <text:p>2.18952</text:p>
          </table:table-cell>
          <table:table-cell office:value-type="float" office:value="2.26533840308485" calcext:value-type="float">
            <text:p>2.26534</text:p>
          </table:table-cell>
          <table:table-cell office:value-type="float" office:value="2.93951197983416" calcext:value-type="float">
            <text:p>2.9395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801251969474" calcext:value-type="float">
            <text:p>2.18801</text:p>
          </table:table-cell>
          <table:table-cell office:value-type="float" office:value="2.30559617897331" calcext:value-type="float">
            <text:p>2.3056</text:p>
          </table:table-cell>
          <table:table-cell office:value-type="float" office:value="2.95963375221367" calcext:value-type="float">
            <text:p>2.95963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88876066835" calcext:value-type="float">
            <text:p>2.24889</text:p>
          </table:table-cell>
          <table:table-cell office:value-type="float" office:value="2.18692704864131" calcext:value-type="float">
            <text:p>2.18693</text:p>
          </table:table-cell>
          <table:table-cell office:value-type="float" office:value="2.93779801022465" calcext:value-type="float">
            <text:p>2.937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41360228137" calcext:value-type="float">
            <text:p>2.18641</text:p>
          </table:table-cell>
          <table:table-cell office:value-type="float" office:value="2.27145295811748" calcext:value-type="float">
            <text:p>2.27145</text:p>
          </table:table-cell>
          <table:table-cell office:value-type="float" office:value="2.73815280521617" calcext:value-type="float">
            <text:p>2.7381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38303414321" calcext:value-type="float">
            <text:p>2.18638</text:p>
          </table:table-cell>
          <table:table-cell office:value-type="float" office:value="2.32560430460061" calcext:value-type="float">
            <text:p>2.3256</text:p>
          </table:table-cell>
          <table:table-cell office:value-type="float" office:value="2.95695008684795" calcext:value-type="float">
            <text:p>2.9569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112985871467" calcext:value-type="float">
            <text:p>2.18113</text:p>
          </table:table-cell>
          <table:table-cell office:value-type="float" office:value="2.2687330388358" calcext:value-type="float">
            <text:p>2.26873</text:p>
          </table:table-cell>
          <table:table-cell office:value-type="float" office:value="2.75270313122663" calcext:value-type="float">
            <text:p>2.752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616379792386" calcext:value-type="float">
            <text:p>2.17616</text:p>
          </table:table-cell>
          <table:table-cell office:value-type="float" office:value="2.50588756906429" calcext:value-type="float">
            <text:p>2.50589</text:p>
          </table:table-cell>
          <table:table-cell office:value-type="float" office:value="3.49901243900471" calcext:value-type="float">
            <text:p>3.49901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150552018879" calcext:value-type="float">
            <text:p>2.17151</text:p>
          </table:table-cell>
          <table:table-cell office:value-type="float" office:value="2.50278694860045" calcext:value-type="float">
            <text:p>2.50279</text:p>
          </table:table-cell>
          <table:table-cell office:value-type="float" office:value="3.50508746374257" calcext:value-type="float">
            <text:p>3.5050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154589864492" calcext:value-type="float">
            <text:p>2.16155</text:p>
          </table:table-cell>
          <table:table-cell office:value-type="float" office:value="2.32133551392606" calcext:value-type="float">
            <text:p>2.32134</text:p>
          </table:table-cell>
          <table:table-cell office:value-type="float" office:value="3.08766186653073" calcext:value-type="float">
            <text:p>3.08766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3827354355144" calcext:value-type="float">
            <text:p>2.33827</text:p>
          </table:table-cell>
          <table:table-cell office:value-type="float" office:value="2.151725608567" calcext:value-type="float">
            <text:p>2.15173</text:p>
          </table:table-cell>
          <table:table-cell office:value-type="float" office:value="2.9202509729441" calcext:value-type="float">
            <text:p>2.9202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74256054581" calcext:value-type="float">
            <text:p>2.34743</text:p>
          </table:table-cell>
          <table:table-cell office:value-type="float" office:value="2.12454523872106" calcext:value-type="float">
            <text:p>2.12455</text:p>
          </table:table-cell>
          <table:table-cell office:value-type="float" office:value="2.93559389864424" calcext:value-type="float">
            <text:p>2.9355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0" calcext:value-type="float">
            <text:p>0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0" calcext:value-type="float">
            <text:p>0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5" calcext:value-type="float">
            <text:p>5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0" calcext:value-type="float">
            <text:p>0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642564595951" calcext:value-type="float">
            <text:p>2.32643</text:p>
          </table:table-cell>
          <table:table-cell office:value-type="float" office:value="2.15032789270764" calcext:value-type="float">
            <text:p>2.15033</text:p>
          </table:table-cell>
          <table:table-cell office:value-type="float" office:value="2.75666781102055" calcext:value-type="float">
            <text:p>2.7566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4])" office:value-type="float" office:value="2.25417169231559" calcext:value-type="float">
            <text:p>2.25417</text:p>
          </table:table-cell>
          <table:table-cell table:formula="of:=AVERAGE([.BT1:.BT14])" office:value-type="float" office:value="2.23723154775464" calcext:value-type="float">
            <text:p>2.23723</text:p>
          </table:table-cell>
          <table:table-cell table:formula="of:=AVERAGE([.BU1:.BU14])" office:value-type="float" office:value="2.96816495743328" calcext:value-type="float">
            <text:p>2.9681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37146150944" calcext:value-type="float">
            <text:p>2.31737</text:p>
          </table:table-cell>
          <table:table-cell office:value-type="float" office:value="2.12888781517413" calcext:value-type="float">
            <text:p>2.12889</text:p>
          </table:table-cell>
          <table:table-cell office:value-type="float" office:value="2.75802781203775" calcext:value-type="float">
            <text:p>2.7580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30452346133911" calcext:value-type="float">
            <text:p>2.30452</text:p>
          </table:table-cell>
          <table:table-cell table:formula="of:=AVERAGE([.BT1:.BT5])" office:value-type="float" office:value="2.15685441594857" calcext:value-type="float">
            <text:p>2.15685</text:p>
          </table:table-cell>
          <table:table-cell table:formula="of:=AVERAGE([.BU1:.BU5])" office:value-type="float" office:value="2.85169372529747" calcext:value-type="float">
            <text:p>2.8516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36152399682" calcext:value-type="float">
            <text:p>2.29536</text:p>
          </table:table-cell>
          <table:table-cell office:value-type="float" office:value="2.1564420483652" calcext:value-type="float">
            <text:p>2.15644</text:p>
          </table:table-cell>
          <table:table-cell office:value-type="float" office:value="2.9172154055463" calcext:value-type="float">
            <text:p>2.9172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328360338672" calcext:value-type="float">
            <text:p>2.29328</text:p>
          </table:table-cell>
          <table:table-cell office:value-type="float" office:value="2.15503449308655" calcext:value-type="float">
            <text:p>2.15503</text:p>
          </table:table-cell>
          <table:table-cell office:value-type="float" office:value="2.92732674694097" calcext:value-type="float">
            <text:p>2.9273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017507184305" calcext:value-type="float">
            <text:p>2.29018</text:p>
          </table:table-cell>
          <table:table-cell office:value-type="float" office:value="2.19357983040933" calcext:value-type="float">
            <text:p>2.19358</text:p>
          </table:table-cell>
          <table:table-cell office:value-type="float" office:value="2.89923085094179" calcext:value-type="float">
            <text:p>2.89923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730837486704" calcext:value-type="float">
            <text:p>2.28731</text:p>
          </table:table-cell>
          <table:table-cell office:value-type="float" office:value="2.20442842109587" calcext:value-type="float">
            <text:p>2.20443</text:p>
          </table:table-cell>
          <table:table-cell office:value-type="float" office:value="2.90868260598" calcext:value-type="float">
            <text:p>2.90868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27672870611" calcext:value-type="float">
            <text:p>2.26628</text:p>
          </table:table-cell>
          <table:table-cell office:value-type="float" office:value="2.19510626445655" calcext:value-type="float">
            <text:p>2.19511</text:p>
          </table:table-cell>
          <table:table-cell office:value-type="float" office:value="2.96860284012826" calcext:value-type="float">
            <text:p>2.968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60660095123" calcext:value-type="float">
            <text:p>2.25861</text:p>
          </table:table-cell>
          <table:table-cell office:value-type="float" office:value="2.19816918613529" calcext:value-type="float">
            <text:p>2.19817</text:p>
          </table:table-cell>
          <table:table-cell office:value-type="float" office:value="2.96673520978606" calcext:value-type="float">
            <text:p>2.9667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74949525797" calcext:value-type="float">
            <text:p>2.22975</text:p>
          </table:table-cell>
          <table:table-cell office:value-type="float" office:value="2.34080184704478" calcext:value-type="float">
            <text:p>2.3408</text:p>
          </table:table-cell>
          <table:table-cell office:value-type="float" office:value="3.27514124293785" calcext:value-type="float">
            <text:p>3.2751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01926785543" calcext:value-type="float">
            <text:p>2.22602</text:p>
          </table:table-cell>
          <table:table-cell office:value-type="float" office:value="2.33994500149867" calcext:value-type="float">
            <text:p>2.33995</text:p>
          </table:table-cell>
          <table:table-cell office:value-type="float" office:value="3.28583838075363" calcext:value-type="float">
            <text:p>3.2858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681309004352" calcext:value-type="float">
            <text:p>2.19681</text:p>
          </table:table-cell>
          <table:table-cell office:value-type="float" office:value="2.36238574411034" calcext:value-type="float">
            <text:p>2.36239</text:p>
          </table:table-cell>
          <table:table-cell office:value-type="float" office:value="3.00525597588022" calcext:value-type="float">
            <text:p>3.0052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25852620739" calcext:value-type="float">
            <text:p>2.19126</text:p>
          </table:table-cell>
          <table:table-cell office:value-type="float" office:value="2.26921045409923" calcext:value-type="float">
            <text:p>2.26921</text:p>
          </table:table-cell>
          <table:table-cell office:value-type="float" office:value="2.92443580625175" calcext:value-type="float">
            <text:p>2.9244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02323352684" calcext:value-type="float">
            <text:p>2.19023</text:p>
          </table:table-cell>
          <table:table-cell office:value-type="float" office:value="2.36158426729652" calcext:value-type="float">
            <text:p>2.36158</text:p>
          </table:table-cell>
          <table:table-cell office:value-type="float" office:value="3.0216367360266" calcext:value-type="float">
            <text:p>3.0216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52196656567" calcext:value-type="float">
            <text:p>2.18952</text:p>
          </table:table-cell>
          <table:table-cell office:value-type="float" office:value="2.26533840308485" calcext:value-type="float">
            <text:p>2.26534</text:p>
          </table:table-cell>
          <table:table-cell office:value-type="float" office:value="2.93951197983416" calcext:value-type="float">
            <text:p>2.9395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633586214632" calcext:value-type="float">
            <text:p>2.30634</text:p>
          </table:table-cell>
          <table:table-cell office:value-type="float" office:value="2.07578561458959" calcext:value-type="float">
            <text:p>2.07579</text:p>
          </table:table-cell>
          <table:table-cell office:value-type="float" office:value="2.61701287692589" calcext:value-type="float">
            <text:p>2.61701</text:p>
          </table:table-cell>
          <table:table-cell office:value-type="float" office:value="35214150" calcext:value-type="float">
            <text:p>35214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5:.BS30])" office:value-type="float" office:value="2.25865008202582" calcext:value-type="float">
            <text:p>2.25865</text:p>
          </table:table-cell>
          <table:table-cell table:formula="of:=AVERAGE([.BT15:.BT30])" office:value-type="float" office:value="2.22146344092835" calcext:value-type="float">
            <text:p>2.22146</text:p>
          </table:table-cell>
          <table:table-cell table:formula="of:=AVERAGE([.BU15:.BU30])" office:value-type="float" office:value="2.8730522320934" calcext:value-type="float">
            <text:p>2.8730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483874205089" calcext:value-type="float">
            <text:p>2.30484</text:p>
          </table:table-cell>
          <table:table-cell office:value-type="float" office:value="2.17544395584824" calcext:value-type="float">
            <text:p>2.17544</text:p>
          </table:table-cell>
          <table:table-cell office:value-type="float" office:value="2.97829168486534" calcext:value-type="float">
            <text:p>2.9782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5:.BS19])" office:value-type="float" office:value="2.29767733657986" calcext:value-type="float">
            <text:p>2.29768</text:p>
          </table:table-cell>
          <table:table-cell table:formula="of:=AVERAGE([.BT15:.BT19])" office:value-type="float" office:value="2.14349204021104" calcext:value-type="float">
            <text:p>2.14349</text:p>
          </table:table-cell>
          <table:table-cell table:formula="of:=AVERAGE([.BU15:.BU19])" office:value-type="float" office:value="2.80568148891316" calcext:value-type="float">
            <text:p>2.80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428311959465" calcext:value-type="float">
            <text:p>2.29428</text:p>
          </table:table-cell>
          <table:table-cell office:value-type="float" office:value="2.19779400739527" calcext:value-type="float">
            <text:p>2.19779</text:p>
          </table:table-cell>
          <table:table-cell office:value-type="float" office:value="2.83677040985207" calcext:value-type="float">
            <text:p>2.83677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36484284117" calcext:value-type="float">
            <text:p>2.29365</text:p>
          </table:table-cell>
          <table:table-cell office:value-type="float" office:value="2.17598546367403" calcext:value-type="float">
            <text:p>2.17599</text:p>
          </table:table-cell>
          <table:table-cell office:value-type="float" office:value="2.96989861039848" calcext:value-type="float">
            <text:p>2.969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928053069576" calcext:value-type="float">
            <text:p>2.28928</text:p>
          </table:table-cell>
          <table:table-cell office:value-type="float" office:value="2.09245115954808" calcext:value-type="float">
            <text:p>2.09245</text:p>
          </table:table-cell>
          <table:table-cell office:value-type="float" office:value="2.62643386252401" calcext:value-type="float">
            <text:p>2.62643</text:p>
          </table:table-cell>
          <table:table-cell office:value-type="float" office:value="35214150" calcext:value-type="float">
            <text:p>35214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822023286514" calcext:value-type="float">
            <text:p>2.28822</text:p>
          </table:table-cell>
          <table:table-cell office:value-type="float" office:value="2.15525471835599" calcext:value-type="float">
            <text:p>2.15525</text:p>
          </table:table-cell>
          <table:table-cell office:value-type="float" office:value="2.7267752465119" calcext:value-type="float">
            <text:p>2.7267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47495405095" calcext:value-type="float">
            <text:p>2.28147</text:p>
          </table:table-cell>
          <table:table-cell office:value-type="float" office:value="2.15040750692242" calcext:value-type="float">
            <text:p>2.15041</text:p>
          </table:table-cell>
          <table:table-cell office:value-type="float" office:value="2.73088379239941" calcext:value-type="float">
            <text:p>2.7308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28235007879" calcext:value-type="float">
            <text:p>2.26282</text:p>
          </table:table-cell>
          <table:table-cell office:value-type="float" office:value="2.18884773487915" calcext:value-type="float">
            <text:p>2.18885</text:p>
          </table:table-cell>
          <table:table-cell office:value-type="float" office:value="2.82405676311077" calcext:value-type="float">
            <text:p>2.8240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56776623534" calcext:value-type="float">
            <text:p>2.25457</text:p>
          </table:table-cell>
          <table:table-cell office:value-type="float" office:value="2.24779189147569" calcext:value-type="float">
            <text:p>2.24779</text:p>
          </table:table-cell>
          <table:table-cell office:value-type="float" office:value="3.02230235524983" calcext:value-type="float">
            <text:p>3.022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9202639643" calcext:value-type="float">
            <text:p>2.25292</text:p>
          </table:table-cell>
          <table:table-cell office:value-type="float" office:value="2.24064702616332" calcext:value-type="float">
            <text:p>2.24065</text:p>
          </table:table-cell>
          <table:table-cell office:value-type="float" office:value="3.01980071289009" calcext:value-type="float">
            <text:p>3.019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66053519029" calcext:value-type="float">
            <text:p>2.24666</text:p>
          </table:table-cell>
          <table:table-cell office:value-type="float" office:value="2.31886415106602" calcext:value-type="float">
            <text:p>2.31886</text:p>
          </table:table-cell>
          <table:table-cell office:value-type="float" office:value="3.0721965237072" calcext:value-type="float">
            <text:p>3.072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83290031547" calcext:value-type="float">
            <text:p>2.23883</text:p>
          </table:table-cell>
          <table:table-cell office:value-type="float" office:value="2.3102671713126" calcext:value-type="float">
            <text:p>2.31027</text:p>
          </table:table-cell>
          <table:table-cell office:value-type="float" office:value="3.03457830559335" calcext:value-type="float">
            <text:p>3.0345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90823102955" calcext:value-type="float">
            <text:p>2.23291</text:p>
          </table:table-cell>
          <table:table-cell office:value-type="float" office:value="2.33533925208501" calcext:value-type="float">
            <text:p>2.33534</text:p>
          </table:table-cell>
          <table:table-cell office:value-type="float" office:value="3.01367588462682" calcext:value-type="float">
            <text:p>3.01368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2406278407884" calcext:value-type="float">
            <text:p>2.22406</text:p>
          </table:table-cell>
          <table:table-cell office:value-type="float" office:value="2.33834940458491" calcext:value-type="float">
            <text:p>2.33835</text:p>
          </table:table-cell>
          <table:table-cell office:value-type="float" office:value="3.00530274839641" calcext:value-type="float">
            <text:p>3.0053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41360228137" calcext:value-type="float">
            <text:p>2.18641</text:p>
          </table:table-cell>
          <table:table-cell office:value-type="float" office:value="2.27145295811748" calcext:value-type="float">
            <text:p>2.27145</text:p>
          </table:table-cell>
          <table:table-cell office:value-type="float" office:value="2.73815280521617" calcext:value-type="float">
            <text:p>2.7381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112985871467" calcext:value-type="float">
            <text:p>2.18113</text:p>
          </table:table-cell>
          <table:table-cell office:value-type="float" office:value="2.2687330388358" calcext:value-type="float">
            <text:p>2.26873</text:p>
          </table:table-cell>
          <table:table-cell office:value-type="float" office:value="2.75270313122663" calcext:value-type="float">
            <text:p>2.752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50020838543" calcext:value-type="float">
            <text:p>2.315</text:p>
          </table:table-cell>
          <table:table-cell office:value-type="float" office:value="2.13352208108524" calcext:value-type="float">
            <text:p>2.13352</text:p>
          </table:table-cell>
          <table:table-cell office:value-type="float" office:value="2.77949656905752" calcext:value-type="float">
            <text:p>2.779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8])" office:value-type="float" office:value="2.23450422692513" calcext:value-type="float">
            <text:p>2.2345</text:p>
          </table:table-cell>
          <table:table-cell table:formula="of:=AVERAGE([.BT31:.BT48])" office:value-type="float" office:value="2.2658294409377" calcext:value-type="float">
            <text:p>2.26583</text:p>
          </table:table-cell>
          <table:table-cell table:formula="of:=AVERAGE([.BU31:.BU48])" office:value-type="float" office:value="2.98938552526414" calcext:value-type="float">
            <text:p>2.98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749890862546" calcext:value-type="float">
            <text:p>2.3075</text:p>
          </table:table-cell>
          <table:table-cell office:value-type="float" office:value="2.12575222901771" calcext:value-type="float">
            <text:p>2.12575</text:p>
          </table:table-cell>
          <table:table-cell office:value-type="float" office:value="2.74633641461213" calcext:value-type="float">
            <text:p>2.7463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29422497775524" calcext:value-type="float">
            <text:p>2.29422</text:p>
          </table:table-cell>
          <table:table-cell table:formula="of:=AVERAGE([.BT31:.BT35])" office:value-type="float" office:value="2.1379029907108" calcext:value-type="float">
            <text:p>2.1379</text:p>
          </table:table-cell>
          <table:table-cell table:formula="of:=AVERAGE([.BU31:.BU35])" office:value-type="float" office:value="2.73672464567174" calcext:value-type="float">
            <text:p>2.73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618150389426" calcext:value-type="float">
            <text:p>2.29618</text:p>
          </table:table-cell>
          <table:table-cell office:value-type="float" office:value="2.1226643637773" calcext:value-type="float">
            <text:p>2.12266</text:p>
          </table:table-cell>
          <table:table-cell office:value-type="float" office:value="2.65109698445974" calcext:value-type="float">
            <text:p>2.651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362597568669" calcext:value-type="float">
            <text:p>2.28363</text:p>
          </table:table-cell>
          <table:table-cell office:value-type="float" office:value="2.12941960964045" calcext:value-type="float">
            <text:p>2.12942</text:p>
          </table:table-cell>
          <table:table-cell office:value-type="float" office:value="2.64553847720734" calcext:value-type="float">
            <text:p>2.6455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81641671547" calcext:value-type="float">
            <text:p>2.26882</text:p>
          </table:table-cell>
          <table:table-cell office:value-type="float" office:value="2.1781566700333" calcext:value-type="float">
            <text:p>2.17816</text:p>
          </table:table-cell>
          <table:table-cell office:value-type="float" office:value="2.86115478302199" calcext:value-type="float">
            <text:p>2.86115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347277979116" calcext:value-type="float">
            <text:p>2.26347</text:p>
          </table:table-cell>
          <table:table-cell office:value-type="float" office:value="2.17215857684832" calcext:value-type="float">
            <text:p>2.17216</text:p>
          </table:table-cell>
          <table:table-cell office:value-type="float" office:value="2.85570796873276" calcext:value-type="float">
            <text:p>2.8557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273961145654" calcext:value-type="float">
            <text:p>2.26274</text:p>
          </table:table-cell>
          <table:table-cell office:value-type="float" office:value="2.25023625962988" calcext:value-type="float">
            <text:p>2.25024</text:p>
          </table:table-cell>
          <table:table-cell office:value-type="float" office:value="2.88104195540411" calcext:value-type="float">
            <text:p>2.8810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507529424729" calcext:value-type="float">
            <text:p>2.25508</text:p>
          </table:table-cell>
          <table:table-cell office:value-type="float" office:value="2.25282877216479" calcext:value-type="float">
            <text:p>2.25283</text:p>
          </table:table-cell>
          <table:table-cell office:value-type="float" office:value="2.87510962486384" calcext:value-type="float">
            <text:p>2.8751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42795726296" calcext:value-type="float">
            <text:p>2.25143</text:p>
          </table:table-cell>
          <table:table-cell office:value-type="float" office:value="2.2090981806354" calcext:value-type="float">
            <text:p>2.2091</text:p>
          </table:table-cell>
          <table:table-cell office:value-type="float" office:value="2.8795954264865" calcext:value-type="float">
            <text:p>2.879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26338714353" calcext:value-type="float">
            <text:p>2.24926</text:p>
          </table:table-cell>
          <table:table-cell office:value-type="float" office:value="2.20619969877601" calcext:value-type="float">
            <text:p>2.2062</text:p>
          </table:table-cell>
          <table:table-cell office:value-type="float" office:value="2.888552385397" calcext:value-type="float">
            <text:p>2.8885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658327281581" calcext:value-type="float">
            <text:p>2.19658</text:p>
          </table:table-cell>
          <table:table-cell office:value-type="float" office:value="2.35763272447753" calcext:value-type="float">
            <text:p>2.35763</text:p>
          </table:table-cell>
          <table:table-cell office:value-type="float" office:value="3.32136595475413" calcext:value-type="float">
            <text:p>3.32137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557345836041" calcext:value-type="float">
            <text:p>2.19557</text:p>
          </table:table-cell>
          <table:table-cell office:value-type="float" office:value="2.3565421916827" calcext:value-type="float">
            <text:p>2.35654</text:p>
          </table:table-cell>
          <table:table-cell office:value-type="float" office:value="3.33964470906998" calcext:value-type="float">
            <text:p>3.33964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20466420288" calcext:value-type="float">
            <text:p>2.1922</text:p>
          </table:table-cell>
          <table:table-cell office:value-type="float" office:value="2.32950806394517" calcext:value-type="float">
            <text:p>2.32951</text:p>
          </table:table-cell>
          <table:table-cell office:value-type="float" office:value="3.07595259334778" calcext:value-type="float">
            <text:p>3.07595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801251969474" calcext:value-type="float">
            <text:p>2.18801</text:p>
          </table:table-cell>
          <table:table-cell office:value-type="float" office:value="2.30559617897331" calcext:value-type="float">
            <text:p>2.3056</text:p>
          </table:table-cell>
          <table:table-cell office:value-type="float" office:value="2.95963375221367" calcext:value-type="float">
            <text:p>2.95963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38303414321" calcext:value-type="float">
            <text:p>2.18638</text:p>
          </table:table-cell>
          <table:table-cell office:value-type="float" office:value="2.32560430460061" calcext:value-type="float">
            <text:p>2.3256</text:p>
          </table:table-cell>
          <table:table-cell office:value-type="float" office:value="2.95695008684795" calcext:value-type="float">
            <text:p>2.9569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616379792386" calcext:value-type="float">
            <text:p>2.17616</text:p>
          </table:table-cell>
          <table:table-cell office:value-type="float" office:value="2.50588756906429" calcext:value-type="float">
            <text:p>2.50589</text:p>
          </table:table-cell>
          <table:table-cell office:value-type="float" office:value="3.49901243900471" calcext:value-type="float">
            <text:p>3.49901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150552018879" calcext:value-type="float">
            <text:p>2.17151</text:p>
          </table:table-cell>
          <table:table-cell office:value-type="float" office:value="2.50278694860045" calcext:value-type="float">
            <text:p>2.50279</text:p>
          </table:table-cell>
          <table:table-cell office:value-type="float" office:value="3.50508746374257" calcext:value-type="float">
            <text:p>3.5050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154589864492" calcext:value-type="float">
            <text:p>2.16155</text:p>
          </table:table-cell>
          <table:table-cell office:value-type="float" office:value="2.32133551392606" calcext:value-type="float">
            <text:p>2.32134</text:p>
          </table:table-cell>
          <table:table-cell office:value-type="float" office:value="3.08766186653073" calcext:value-type="float">
            <text:p>3.08766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262007064977" calcext:value-type="float">
            <text:p>2.15262</text:p>
          </table:table-cell>
          <table:table-cell office:value-type="float" office:value="2.40121440621356" calcext:value-type="float">
            <text:p>2.40121</text:p>
          </table:table-cell>
          <table:table-cell office:value-type="float" office:value="3.19004109914745" calcext:value-type="float">
            <text:p>3.19004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9:.BS60])" office:value-type="float" office:value="2.24957370299323" calcext:value-type="float">
            <text:p>2.24957</text:p>
          </table:table-cell>
          <table:table-cell table:formula="of:=AVERAGE([.BT49:.BT60])" office:value-type="float" office:value="2.27196061252897" calcext:value-type="float">
            <text:p>2.27196</text:p>
          </table:table-cell>
          <table:table-cell table:formula="of:=AVERAGE([.BU49:.BU60])" office:value-type="float" office:value="3.06768255797561" calcext:value-type="float">
            <text:p>3.0676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019575874914" calcext:value-type="float">
            <text:p>2.1502</text:p>
          </table:table-cell>
          <table:table-cell office:value-type="float" office:value="2.37429681396692" calcext:value-type="float">
            <text:p>2.3743</text:p>
          </table:table-cell>
          <table:table-cell office:value-type="float" office:value="3.19026391766584" calcext:value-type="float">
            <text:p>3.19026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50:.BS54])" office:value-type="float" office:value="2.21794522819982" calcext:value-type="float">
            <text:p>2.21795</text:p>
          </table:table-cell>
          <table:table-cell table:formula="of:=AVERAGE([.BT50:.BT54])" office:value-type="float" office:value="2.34768952779001" calcext:value-type="float">
            <text:p>2.34769</text:p>
          </table:table-cell>
          <table:table-cell table:formula="of:=AVERAGE([.BU49:.BU53])" office:value-type="float" office:value="3.23382159499282" calcext:value-type="float">
            <text:p>3.23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27893943056" calcext:value-type="float">
            <text:p>2.23128</text:p>
          </table:table-cell>
          <table:table-cell office:value-type="float" office:value="2.36881983521539" calcext:value-type="float">
            <text:p>2.36882</text:p>
          </table:table-cell>
          <table:table-cell office:value-type="float" office:value="3.31689546821133" calcext:value-type="float">
            <text:p>3.316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83036995261" calcext:value-type="float">
            <text:p>2.25183</text:p>
          </table:table-cell>
          <table:table-cell office:value-type="float" office:value="2.36435795773384" calcext:value-type="float">
            <text:p>2.36436</text:p>
          </table:table-cell>
          <table:table-cell office:value-type="float" office:value="3.27541384852198" calcext:value-type="float">
            <text:p>3.2754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97197191679" calcext:value-type="float">
            <text:p>2.22097</text:p>
          </table:table-cell>
          <table:table-cell office:value-type="float" office:value="2.32148721710775" calcext:value-type="float">
            <text:p>2.32149</text:p>
          </table:table-cell>
          <table:table-cell office:value-type="float" office:value="3.1964936414175" calcext:value-type="float">
            <text:p>3.1964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44910095001" calcext:value-type="float">
            <text:p>2.23545</text:p>
          </table:table-cell>
          <table:table-cell office:value-type="float" office:value="2.30948581492617" calcext:value-type="float">
            <text:p>2.30949</text:p>
          </table:table-cell>
          <table:table-cell office:value-type="float" office:value="3.20535011428063" calcext:value-type="float">
            <text:p>3.2053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009933662476" calcext:value-type="float">
            <text:p>2.2801</text:p>
          </table:table-cell>
          <table:table-cell office:value-type="float" office:value="2.2334115188635" calcext:value-type="float">
            <text:p>2.23341</text:p>
          </table:table-cell>
          <table:table-cell office:value-type="float" office:value="2.85906380957228" calcext:value-type="float">
            <text:p>2.8590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660855771025" calcext:value-type="float">
            <text:p>2.28661</text:p>
          </table:table-cell>
          <table:table-cell office:value-type="float" office:value="2.23249189867834" calcext:value-type="float">
            <text:p>2.23249</text:p>
          </table:table-cell>
          <table:table-cell office:value-type="float" office:value="2.85536757096079" calcext:value-type="float">
            <text:p>2.8553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124357424181" calcext:value-type="float">
            <text:p>2.25124</text:p>
          </table:table-cell>
          <table:table-cell office:value-type="float" office:value="2.19476399171281" calcext:value-type="float">
            <text:p>2.19476</text:p>
          </table:table-cell>
          <table:table-cell office:value-type="float" office:value="2.92965834411659" calcext:value-type="float">
            <text:p>2.9296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88876066835" calcext:value-type="float">
            <text:p>2.24889</text:p>
          </table:table-cell>
          <table:table-cell office:value-type="float" office:value="2.18692704864131" calcext:value-type="float">
            <text:p>2.18693</text:p>
          </table:table-cell>
          <table:table-cell office:value-type="float" office:value="2.93779801022465" calcext:value-type="float">
            <text:p>2.937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3827354355144" calcext:value-type="float">
            <text:p>2.33827</text:p>
          </table:table-cell>
          <table:table-cell office:value-type="float" office:value="2.151725608567" calcext:value-type="float">
            <text:p>2.15173</text:p>
          </table:table-cell>
          <table:table-cell office:value-type="float" office:value="2.9202509729441" calcext:value-type="float">
            <text:p>2.9202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74256054581" calcext:value-type="float">
            <text:p>2.34743</text:p>
          </table:table-cell>
          <table:table-cell office:value-type="float" office:value="2.12454523872106" calcext:value-type="float">
            <text:p>2.12455</text:p>
          </table:table-cell>
          <table:table-cell office:value-type="float" office:value="2.93559389864424" calcext:value-type="float">
            <text:p>2.9355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1" calcext:value-type="float">
            <text:p>1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5" calcext:value-type="float">
            <text:p>5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0" calcext:value-type="float">
            <text:p>0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0" calcext:value-type="float">
            <text:p>0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5" calcext:value-type="float">
            <text:p>5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5" calcext:value-type="float">
            <text:p>5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2.A1:Sheet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1:41:09.688367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1:45:35.145822453</dc:date>
    <meta:generator>LibreOffice/4.2.8.2$Linux_X86_64 LibreOffice_project/420m0$Build-2</meta:generator>
    <meta:editing-duration>PT2M13S</meta:editing-duration>
    <meta:editing-cycles>2</meta:editing-cycles>
    <meta:document-statistic meta:table-count="2" meta:cell-count="9300" meta:object-count="0"/>
  </office:meta>
</office:document-meta>
</file>